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06d" officeooo:paragraph-rsid="0008f06d"/>
    </style:style>
    <style:style style:name="P2" style:family="paragraph" style:parent-style-name="Standard">
      <style:paragraph-properties fo:text-align="justify" style:justify-single-word="false"/>
      <style:text-properties officeooo:rsid="0008f06d" officeooo:paragraph-rsid="0008f06d"/>
    </style:style>
    <style:style style:name="P3" style:family="paragraph" style:parent-style-name="Standard">
      <style:paragraph-properties fo:text-align="justify" style:justify-single-word="false"/>
      <style:text-properties officeooo:rsid="000a61be" officeooo:paragraph-rsid="000a61be"/>
    </style:style>
    <style:style style:name="P4" style:family="paragraph" style:parent-style-name="Standard">
      <style:paragraph-properties fo:text-align="justify" style:justify-single-word="false"/>
      <style:text-properties officeooo:rsid="000a61be" officeooo:paragraph-rsid="0008f06d"/>
    </style:style>
    <style:style style:name="P5" style:family="paragraph" style:parent-style-name="Standard">
      <style:paragraph-properties fo:text-align="justify" style:justify-single-word="false"/>
      <style:text-properties officeooo:rsid="0013a01c" officeooo:paragraph-rsid="0013a01c"/>
    </style:style>
    <style:style style:name="P6" style:family="paragraph" style:parent-style-name="Standard">
      <style:paragraph-properties fo:text-align="justify" style:justify-single-word="false"/>
      <style:text-properties officeooo:rsid="0015e24e" officeooo:paragraph-rsid="0015e24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5e24e" officeooo:paragraph-rsid="0015e24e"/>
    </style:style>
    <style:style style:name="P8" style:family="paragraph" style:parent-style-name="Standard">
      <style:paragraph-properties fo:text-align="justify" style:justify-single-word="false"/>
      <style:text-properties officeooo:rsid="00176f56" officeooo:paragraph-rsid="00176f56"/>
    </style:style>
    <style:style style:name="P9" style:family="paragraph" style:parent-style-name="Heading_20_2">
      <style:paragraph-properties fo:text-align="justify" style:justify-single-word="false"/>
      <style:text-properties officeooo:rsid="0010fb6f" officeooo:paragraph-rsid="0010fb6f"/>
    </style:style>
    <style:style style:name="P10" style:family="paragraph" style:parent-style-name="Heading_20_2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e63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a01c" style:font-style-asian="normal" style:font-style-complex="normal"/>
    </style:style>
    <style:style style:name="T5" style:family="text">
      <style:text-properties fo:font-style="normal" officeooo:rsid="00143ee4" style:font-style-asian="normal" style:font-style-complex="normal"/>
    </style:style>
    <style:style style:name="T6" style:family="text">
      <style:text-properties fo:font-style="normal" officeooo:rsid="00176f56" style:font-style-asian="normal" style:font-style-complex="normal"/>
    </style:style>
    <style:style style:name="T7" style:family="text">
      <style:text-properties officeooo:rsid="0010fb6f"/>
    </style:style>
    <style:style style:name="T8" style:family="text">
      <style:text-properties officeooo:rsid="0012e632"/>
    </style:style>
    <style:style style:name="T9" style:family="text">
      <style:text-properties officeooo:rsid="0013a0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aweł Lipski</text:p>
      <text:h text:style-name="P9" text:outline-level="2">Algorytm Pregel dla spójnych składowych</text:h>
      <text:h text:style-name="P10" text:outline-level="2"/>
      <text:h text:style-name="P10" text:outline-level="2">Partition</text:h>
      <text:p text:style-name="P2"/>
      <text:p text:style-name="P3">W tym przypadku stosujemy dekompozycję <text:span text:style-name="T7">grafu – każdy wierzchołek grafu stanowi osobny element domeny.</text:span></text:p>
      <text:p text:style-name="P2"/>
      <text:h text:style-name="P10" text:outline-level="2">Communication</text:h>
      <text:p text:style-name="P4"/>
      <text:p text:style-name="P3">Niezbędna jest jedynie komunikacja lokalna. <text:span text:style-name="T7">K</text:span>ażdy <text:span text:style-name="T7">wierzchołek </text:span>będzie musiał komunikować się <text:span text:style-name="T7">jedynie </text:span>ze swoimi bezpośrednimi sąsiadami <text:span text:style-name="T7">w grafie – komunikacja następuje wzdłuż krawędzi grafu.</text:span></text:p>
      <text:p text:style-name="P2"/>
      <text:h text:style-name="P10" text:outline-level="2">Agglomeration</text:h>
      <text:p text:style-name="P2"/>
      <text:p text:style-name="P3"><text:span text:style-name="T9">Graf </text:span>dzielimy na <text:span text:style-name="T8">fragmenty </text:span>(<text:span text:style-name="T2">partitions</text:span><text:span text:style-name="T3">) </text:span><text:span text:style-name="T4">według wartości funkcji haszującej</text:span><text:span text:style-name="T3">. </text:span><text:span text:style-name="T4">Przy uruchamianiu sprawdzić trzeba kilka różnych możliwych liczb fragmentów i dla każdego z nich ocenić wydajność. Wierzchołki znajdujące się w jednym fragmencie trafiają na jeden fizyczny node.</text:span></text:p>
      <text:p text:style-name="P3"/>
      <text:h text:style-name="P10" text:outline-level="2">Mapping</text:h>
      <text:p text:style-name="P2"/>
      <text:p text:style-name="P5"><text:span text:style-name="T3">Każdy wierzchołek trafia na jeden z </text:span><text:span text:style-name="T5">node'ów.</text:span></text:p>
      <text:p text:style-name="P5"/>
      <text:p text:style-name="P5"/>
      <text:h text:style-name="Heading_20_2" text:outline-level="2"><text:span text:style-name="T6">Szkic </text:span><text:span text:style-name="T3">algorytmu</text:span></text:h>
      <text:p text:style-name="P6"/>
      <text:p text:style-name="P6"><text:span text:style-name="T3">Na początku graf skierowany, jaki dostajemy na wejściu, przekształcamy w graf nieskierowany – dublujemy każdą krawędź, jedną z kopii odwracamy i z całego zbioru krawędzi usuwamy duplikaty.</text:span></text:p>
      <text:p text:style-name="P6"/>
      <text:p text:style-name="P6"><text:span text:style-name="T3">Następnie grupujemy powstałe pary wg klucza, uzyskując w ten sposób listy sąsiedztwa.</text:span></text:p>
      <text:p text:style-name="P6"/>
      <text:p text:style-name="P6"><text:span text:style-name="T3">Dalej generujemy pierwotne tagi dla każdego z wierzchołków – liczby od 0 do N-1.</text:span></text:p>
      <text:p text:style-name="P6"/>
      <text:p text:style-name="P6"><text:span text:style-name="T3">Następnie w pętli (czy t</text:span><text:span text:style-name="T6">e</text:span><text:span text:style-name="T3">ż rekurencyjne) powtarzamy następującą procedurę:</text:span></text:p>
      <text:p text:style-name="P6"/>
      <text:list xml:id="list2989753987869224341" text:style-name="L1">
        <text:list-item>
          <text:p text:style-name="P7"><text:soft-page-break/><text:span text:style-name="T3">Dla każdego z wierzchołków </text:span><text:span text:style-name="T1">v</text:span><text:span text:style-name="T3">, dla każdego z jego sąsiadów generujemy parę (sąsiad wierzchołka </text:span><text:span text:style-name="T1">v</text:span><text:span text:style-name="T3">, tag wierzchołka </text:span><text:span text:style-name="T1">v</text:span><text:span text:style-name="T3">)</text:span></text:p>
        </text:list-item>
        <text:list-item>
          <text:p text:style-name="P7"><text:span text:style-name="T3">Redukujemy powstałą listę par wg klucza będącego numerem wierzchołka (pierwszy element pary), stosując na tagach funkcję minimum. Dla każdego wierzchołka otrzymujemy wówczas najniższy tag, jaki w danej iteracji dostał od jakiegokolwiek ze swoich sąsiadów.</text:span></text:p>
        </text:list-item>
        <text:list-item>
          <text:p text:style-name="P7"><text:span text:style-name="T3">Porównujemy nową listę minimalnych tagów z dotychczasowymi tagami, wyciągamy ponownie minimum.</text:span></text:p>
        </text:list-item>
        <text:list-item>
          <text:p text:style-name="P7"><text:span text:style-name="T3">Sprawdzamy, czy wśród nowo policzonych tagów jest jakikolwiek, który różni się od </text:span><text:span text:style-name="T6">od taga policzonego dotychczas. Jeśli tak, powtarzamy procedurę od początku. Jeśli nie, przerywamy i zwracamy ostateczną listę tagów.</text:span></text:p>
        </text:list-item>
      </text:list>
      <text:p text:style-name="P6"/>
      <text:p text:style-name="P8"><text:span text:style-name="T3">Liczba iteracji potrzebnych do wykonania powyższego algorytmu wynosi tyle, ile krawędzi jest na najdłuższej spośród najkrótszych ścieżek między pewnymi dwoma wierzchołkami (</text:span><text:span text:style-name="T1">max for any (u, v) of the shortest path between u and v</text:span><text:span text:style-name="T3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1:53:29.884899827</meta:creation-date>
    <dc:date>2015-11-12T15:53:50.084296910</dc:date>
    <meta:editing-duration>P1DT3H57M43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2" meta:paragraph-count="20" meta:word-count="283" meta:character-count="2056" meta:non-whitespace-character-count="1793"/>
  </office:meta>
</office:document-meta>
</file>